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246e" officeooo:paragraph-rsid="0006246e"/>
    </style:style>
    <style:style style:name="P2" style:family="paragraph" style:parent-style-name="Standard">
      <style:text-properties officeooo:paragraph-rsid="0006246e"/>
    </style:style>
    <style:style style:name="T1" style:family="text">
      <style:text-properties officeooo:rsid="000624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thod 1 : Hough Transformation + Rectangle Method + Curve Fitting + IPM (v0.3)</text:p>
      <text:p text:style-name="P1">Method 2 : IPM + Hough Transformation + KNN + Curve Fitting (v0.4)</text:p>
      <text:p text:style-name="P1">Method 3 : IPM + Hough Transformation + Rectangle Method + Curve Fitting (v0.5)</text:p>
      <text:p text:style-name="P2"><text:span text:style-name="T1">Method 4 : </text:span>Resize + IPM + Hough Transformation + KNN + Curve Fitting <text:span text:style-name="T1">(v0.7)</text:span></text:p>
      <text:p text:style-name="P1">Method 5 : Resize + Hough Transformation + Rectangle Method + Curve Fitting + IPM (v0.11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8T15:27:17.049238240</meta:creation-date>
    <dc:date>2017-10-28T17:11:35.776715147</dc:date>
    <meta:editing-duration>PT1H34M8S</meta:editing-duration>
    <meta:editing-cycles>1</meta:editing-cycles>
    <meta:document-statistic meta:table-count="0" meta:image-count="0" meta:object-count="0" meta:page-count="1" meta:paragraph-count="5" meta:word-count="72" meta:character-count="388" meta:non-whitespace-character-count="321"/>
    <meta:generator>LibreOffice/5.1.6.2$Linux_X86_64 LibreOffice_project/10m0$Build-2</meta:generator>
  </office:meta>
</office:document-meta>
</file>